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Italic" style:font-family-generic="swiss" style:font-pitch="variable"/>
    <style:font-face style:name="Calibri1" svg:font-family="Calibri"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justify" draw:textarea-vertical-align="middle" draw:auto-grow-height="false"/>
    </style:style>
    <style:style style:name="gr2" style:family="graphic" style:parent-style-name="standard">
      <style:graphic-properties draw:marker-start="Half_20_Circle_20_unfilled" draw:marker-end="Half_20_Circle_20_unfilled"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dash" draw:stroke-dash="Ultrafine_20_Dashed" draw:marker-start="" draw:marker-end="" draw:textarea-vertical-align="middle"/>
    </style:style>
    <style:style style:name="gr5" style:family="graphic" style:parent-style-name="standard">
      <style:graphic-properties draw:fill-color="#003366" draw:textarea-horizontal-align="justify" draw:textarea-vertical-align="middle" draw:auto-grow-height="false"/>
    </style:style>
    <style:style style:name="gr6" style:family="graphic" style:parent-style-name="standard">
      <style:graphic-properties svg:stroke-width="0.053cm" draw:marker-start-width="0.279cm" draw:marker-end-width="0.279cm" svg:stroke-linecap="round" draw:textarea-vertical-align="middle" fo:padding-top="0.151cm" fo:padding-bottom="0.151cm" fo:padding-left="0.276cm" fo:padding-right="0.276cm"/>
    </style:style>
    <style:style style:name="gr7" style:family="graphic" style:parent-style-name="standard">
      <style:graphic-properties draw:fill-color="#000000" draw:textarea-horizontal-align="justify" draw:textarea-vertical-align="middle" draw:auto-grow-height="false"/>
    </style:style>
    <style:style style:name="gr8" style:family="graphic">
      <style:graphic-properties style:protect="size"/>
    </style:style>
    <style:style style:name="gr9" style:family="graphic">
      <style:graphic-properties draw:fill-color="#660033" draw:textarea-horizontal-align="justify" draw:textarea-vertical-align="middle" draw:auto-grow-height="false"/>
    </style:style>
    <style:style style:name="gr10" style:family="graphic">
      <style:graphic-properties draw:stroke="none" draw:fill="none" draw:textarea-horizontal-align="justify" draw:textarea-vertical-align="middle" draw:auto-grow-height="false"/>
    </style:style>
    <style:style style:name="gr11" style:family="graphic" style:parent-style-name="standard">
      <style:graphic-properties draw:marker-start="Arrow" draw:textarea-vertical-align="middle"/>
    </style:style>
    <style:style style:name="gr12" style:family="graphic" style:parent-style-name="standard">
      <style:graphic-properties draw:marker-end="Half_20_Circle_20_unfilled" draw:textarea-vertical-align="middle"/>
    </style:style>
    <style:style style:name="gr13" style:family="graphic" style:parent-style-name="standard">
      <style:graphic-properties draw:marker-end="Arrow"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5" style:family="graphic" style:parent-style-name="objectwithoutfill">
      <style:graphic-properties draw:marker-start="" draw:marker-end="Symmetric_20_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3.706cm" fo:min-width="0cm"/>
    </style:style>
    <style:style style:name="gr17" style:family="graphic" style:parent-style-name="standard">
      <style:graphic-properties draw:marker-start="Arrow" draw:marker-end="Arrow"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15cm"/>
    </style:style>
    <style:style style:name="pr1" style:family="presentation" style:parent-style-name="server-client-title">
      <style:graphic-properties fo:min-height="3.506cm"/>
    </style:style>
    <style:style style:name="pr2" style:family="presentation" style:parent-style-name="server-clien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style:font-name="Calibri"/>
    </style:style>
    <style:style style:name="P3" style:family="paragraph">
      <style:paragraph-properties fo:text-align="center"/>
      <style:text-properties fo:font-size="26pt" style:font-size-asian="26pt" style:font-size-complex="26pt"/>
    </style:style>
    <style:style style:name="P4" style:family="paragraph">
      <style:text-properties style:font-name="Calibri"/>
    </style:style>
    <style:style style:name="P5" style:family="paragraph">
      <style:paragraph-properties fo:text-align="end"/>
      <style:text-properties style:font-name="Calibri"/>
    </style:style>
    <style:style style:name="T1" style:family="text">
      <style:text-properties style:font-name="Calibri"/>
    </style:style>
    <style:style style:name="T2" style:family="text">
      <style:text-properties fo:color="#999999"/>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rver-client" presentation:presentation-page-layout-name="AL1T19">
        <draw:frame presentation:style-name="pr1" draw:layer="layout" svg:width="25.199cm" svg:height="3.506cm" svg:x="1.4cm" svg:y="0.837cm" presentation:class="title">
          <draw:text-box>
            <text:p>Aspect: Hardware &amp; Network</text:p>
          </draw:text-box>
        </draw:frame>
        <draw:custom-shape draw:style-name="gr1" draw:text-style-name="P1" xml:id="id6" draw:id="id6" draw:layer="layout" svg:width="6.6cm" svg:height="6.2cm" svg:x="8.2cm" svg:y="10.4cm">
          <text:p/>
          <draw:enhanced-geometry svg:viewBox="0 0 21600 21600" draw:type="rectangle" draw:enhanced-path="M 0 0 L 21600 0 21600 21600 0 21600 0 0 Z N"/>
        </draw:custom-shape>
        <draw:custom-shape draw:style-name="gr1" draw:text-style-name="P1" xml:id="id3" draw:id="id3" draw:layer="layout" svg:width="4.6cm" svg:height="3.2cm" svg:x="4.8cm" svg:y="6.4cm">
          <text:p/>
          <draw:enhanced-geometry svg:viewBox="0 0 21600 21600" draw:type="rectangle" draw:enhanced-path="M 0 0 L 21600 0 21600 21600 0 21600 0 0 Z N"/>
        </draw:custom-shape>
        <draw:custom-shape draw:style-name="gr1" draw:text-style-name="P1" xml:id="id2" draw:id="id2" draw:layer="layout" svg:width="4.6cm" svg:height="3.2cm" svg:x="13.8cm" svg:y="6.4cm">
          <text:p/>
          <draw:enhanced-geometry svg:viewBox="0 0 21600 21600" draw:type="rectangle" draw:enhanced-path="M 0 0 L 21600 0 21600 21600 0 21600 0 0 Z N"/>
        </draw:custom-shape>
        <draw:connector draw:style-name="gr2" draw:text-style-name="P1" draw:layer="layout" draw:line-skew="-0.2cm" svg:x1="17.799cm" svg:y1="11.2cm" svg:x2="16.1cm" svg:y2="9.6cm" draw:start-shape="id1" draw:start-glue-point="9" draw:end-shape="id2" draw:end-glue-point="2" svg:d="M17799 11200v-1000h-1699v-600" svg:viewBox="0 0 1700 1601">
          <text:p/>
        </draw:connector>
        <draw:connector draw:style-name="gr2" draw:text-style-name="P1" draw:layer="layout" draw:line-skew="-0.2cm" svg:x1="16.001cm" svg:y1="11.2cm" svg:x2="7.1cm" svg:y2="9.6cm" draw:start-shape="id1" draw:start-glue-point="5" draw:end-shape="id3" draw:end-glue-point="2" svg:d="M16001 11200v-1000h-8901v-600" svg:viewBox="0 0 8902 1601">
          <text:p/>
        </draw:connector>
        <draw:frame draw:style-name="gr3" draw:layer="layout" svg:width="3.487cm" svg:height="0.886cm" svg:x="9.713cm" svg:y="13cm">
          <draw:text-box>
            <text:p>Cubieboard</text:p>
          </draw:text-box>
        </draw:frame>
        <draw:connector draw:style-name="gr4" draw:text-style-name="P1" draw:layer="layout" svg:x1="18.724cm" svg:y1="13.5cm" svg:x2="21.2cm" svg:y2="13.5cm" draw:start-shape="id4" draw:start-glue-point="1" draw:end-shape="id5" draw:end-glue-point="3" svg:d="M18724 13500h2476" svg:viewBox="0 0 2477 1">
          <text:p/>
        </draw:connector>
        <draw:custom-shape draw:style-name="gr1" draw:text-style-name="P1" xml:id="id5" draw:id="id5" draw:layer="layout" svg:width="4.6cm" svg:height="6.2cm" svg:x="21.2cm" svg:y="10.4cm">
          <draw:glue-point draw:id="4" svg:x="-1.969cm" svg:y="5cm"/>
          <text:p/>
          <draw:enhanced-geometry svg:viewBox="0 0 21600 21600" draw:type="rectangle" draw:enhanced-path="M 0 0 L 21600 0 21600 21600 0 21600 0 0 Z N"/>
        </draw:custom-shape>
        <draw:custom-shape draw:style-name="gr5" draw:text-style-name="P2" xml:id="id1" draw:id="id1" draw:layer="layout" svg:width="3.4cm" svg:height="1.2cm" svg:x="15.4cm" svg:y="11.2cm">
          <draw:glue-point draw:id="4" svg:x="-4.411cm" svg:y="-5cm"/>
          <draw:glue-point draw:id="5" svg:x="-3.235cm" svg:y="-5cm"/>
          <draw:glue-point draw:id="6" svg:x="-2.058cm" svg:y="-5cm"/>
          <draw:glue-point draw:id="7" svg:x="-0.882cm" svg:y="-5cm"/>
          <draw:glue-point draw:id="8" svg:x="0.882cm" svg:y="-5cm"/>
          <draw:glue-point draw:id="9" svg:x="2.058cm" svg:y="-5cm"/>
          <draw:glue-point draw:id="10" svg:x="3.235cm" svg:y="-5cm"/>
          <draw:glue-point draw:id="11" svg:x="4.394cm" svg:y="5cm"/>
          <text:p text:style-name="P2"><text:span text:style-name="T1">Switch</text:span></text:p>
          <draw:enhanced-geometry svg:viewBox="0 0 21600 21600" draw:type="rectangle" draw:enhanced-path="M 0 0 L 21600 0 21600 21600 0 21600 0 0 Z N"/>
        </draw:custom-shape>
        <draw:connector draw:style-name="gr2" draw:text-style-name="P1" draw:layer="layout" draw:line-skew="0.9cm -4.301cm" svg:x1="15.601cm" svg:y1="11.2cm" svg:x2="14.8cm" svg:y2="13.5cm" draw:start-shape="id1" draw:start-glue-point="4" draw:end-shape="id6" draw:end-glue-point="1" svg:d="M15601 11200v-400h-601v2700h-200" svg:viewBox="0 0 802 2701">
          <text:p/>
        </draw:connector>
        <draw:frame draw:style-name="gr3" draw:layer="layout" svg:width="3.487cm" svg:height="0.886cm" svg:x="5.313cm" svg:y="7.514cm">
          <draw:text-box>
            <text:p>Cubieboard</text:p>
          </draw:text-box>
        </draw:frame>
        <draw:frame draw:style-name="gr3" draw:layer="layout" svg:width="3.487cm" svg:height="0.886cm" svg:x="14.314cm" svg:y="7.514cm">
          <draw:text-box>
            <text:p>Cubieboard</text:p>
          </draw:text-box>
        </draw:frame>
        <draw:frame draw:style-name="gr3" draw:layer="layout" svg:width="2.276cm" svg:height="0.886cm" svg:x="22.4cm" svg:y="12.914cm">
          <draw:text-box>
            <text:p>Laptop</text:p>
          </draw:text-box>
        </draw:frame>
        <draw:frame draw:style-name="gr3" draw:text-style-name="P3" draw:layer="layout" svg:width="1.201cm" svg:height="1.17cm" svg:x="16.336cm" svg:y="9.891cm">
          <draw:text-box>
            <text:p text:style-name="P3">...</text:p>
          </draw:text-box>
        </draw:frame>
        <draw:custom-shape draw:style-name="gr5" draw:text-style-name="P2" xml:id="id4" draw:id="id4" draw:layer="layout" svg:width="2.2cm" svg:height="1.2cm" svg:x="16.524cm" svg:y="12.9cm">
          <draw:glue-point draw:id="11" svg:x="0.97cm" svg:y="-0.6cm" draw:align="center"/>
          <text:p text:style-name="P2"><text:span text:style-name="T1">Router</text:span></text:p>
          <draw:enhanced-geometry svg:viewBox="0 0 21600 21600" draw:type="rectangle" draw:enhanced-path="M 0 0 L 21600 0 21600 21600 0 21600 0 0 Z N"/>
        </draw:custom-shape>
        <draw:connector draw:style-name="gr2" draw:text-style-name="P1" draw:layer="layout" svg:x1="18.593cm" svg:y1="12.4cm" svg:x2="18.594cm" svg:y2="12.9cm" draw:start-shape="id1" draw:start-glue-point="11" draw:end-shape="id4" draw:end-glue-point="11" svg:d="M18593 12400v250h1v250" svg:viewBox="0 0 2 501">
          <text:p/>
        </draw:connector>
        <draw:frame draw:style-name="gr3" draw:layer="layout" svg:width="2.111cm" svg:height="0.886cm" svg:x="19.1cm" svg:y="13.4cm">
          <draw:text-box>
            <text:p>WLAN</text:p>
          </draw:text-box>
        </draw:frame>
        <draw:g>
          <draw:circle draw:style-name="gr6" draw:text-style-name="P1" draw:layer="layout" svg:width="0.4cm" svg:height="0.4cm" svg:x="20.019cm" svg:y="13.2cm" draw:kind="arc" draw:start-angle="37.13" draw:end-angle="140.11">
            <text:p/>
          </draw:circle>
          <draw:ellipse draw:style-name="gr6" draw:text-style-name="P1" draw:layer="layout" svg:width="0.601cm" svg:height="0.4cm" svg:x="19.919cm" svg:y="13cm" draw:kind="arc" draw:start-angle="20.49" draw:end-angle="151.39">
            <text:p/>
          </draw:ellipse>
          <draw:ellipse draw:style-name="gr6" draw:text-style-name="P1" draw:layer="layout" svg:width="0.8cm" svg:height="0.6cm" svg:x="19.819cm" svg:y="12.8cm" draw:kind="arc" draw:start-angle="17.9" draw:end-angle="154.59">
            <text:p/>
          </draw:ellipse>
          <draw:custom-shape draw:style-name="gr7" draw:text-style-name="P1" draw:layer="layout" svg:width="0.1cm" svg:height="0.1cm" svg:x="20.177cm" svg:y="13.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8"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erver-client" presentation:presentation-page-layout-name="AL1T19">
        <draw:frame presentation:style-name="pr1" draw:layer="layout" svg:width="25.199cm" svg:height="3.506cm" svg:x="1.4cm" svg:y="0.837cm" presentation:class="title">
          <draw:text-box>
            <text:p>Aspect: Power supply</text:p>
          </draw:text-box>
        </draw:frame>
        <draw:custom-shape draw:style-name="gr9" draw:text-style-name="P2" xml:id="id7" draw:id="id7" draw:layer="Layout" svg:width="3.4cm" svg:height="1.2cm" svg:x="15.4cm" svg:y="16.6cm">
          <text:p text:style-name="P2"><text:span text:style-name="T1">Cambrionix</text:span></text:p>
          <draw:enhanced-geometry svg:viewBox="0 0 21600 21600" draw:type="rectangle" draw:enhanced-path="M 0 0 L 21600 0 21600 21600 0 21600 0 0 Z N"/>
        </draw:custom-shape>
        <draw:custom-shape draw:style-name="gr10" draw:text-style-name="P1" xml:id="id8" draw:id="id8" draw:layer="Layout" svg:width="6.6cm" svg:height="6.2cm" svg:x="8.2cm" svg:y="10.4cm">
          <text:p/>
          <draw:enhanced-geometry svg:viewBox="0 0 21600 21600" draw:type="rectangle" draw:enhanced-path="M 0 0 L 21600 0 21600 21600 0 21600 0 0 Z N"/>
        </draw:custom-shape>
        <draw:connector draw:style-name="gr11" draw:text-style-name="P1" draw:layer="layout" svg:x1="15.4cm" svg:y1="17.2cm" svg:x2="11.5cm" svg:y2="16.6cm" draw:start-shape="id7" draw:start-glue-point="3" draw:end-shape="id8" draw:end-glue-point="2" svg:d="M15400 17200h-3900v-600" svg:viewBox="0 0 3901 601">
          <text:p/>
        </draw:connector>
        <draw:custom-shape draw:style-name="gr10" draw:text-style-name="P1" xml:id="id10" draw:id="id10" draw:layer="Layout" svg:width="4.6cm" svg:height="3.2cm" svg:x="4.8cm" svg:y="6.4cm">
          <text:p/>
          <draw:enhanced-geometry svg:viewBox="0 0 21600 21600" draw:type="rectangle" draw:enhanced-path="M 0 0 L 21600 0 21600 21600 0 21600 0 0 Z N"/>
        </draw:custom-shape>
        <draw:custom-shape draw:style-name="gr10" draw:text-style-name="P1" xml:id="id9" draw:id="id9" draw:layer="Layout" svg:width="4.6cm" svg:height="3.2cm" svg:x="13.8cm" svg:y="6.4cm">
          <text:p/>
          <draw:enhanced-geometry svg:viewBox="0 0 21600 21600" draw:type="rectangle" draw:enhanced-path="M 0 0 L 21600 0 21600 21600 0 21600 0 0 Z N"/>
        </draw:custom-shape>
        <draw:frame draw:style-name="gr3" draw:text-style-name="P4" draw:layer="layout" svg:width="2.568cm" svg:height="0.886cm" svg:x="12cm" svg:y="17.1cm">
          <draw:text-box>
            <text:p text:style-name="P4"><text:span text:style-name="T1">controls</text:span></text:p>
          </draw:text-box>
        </draw:frame>
        <draw:connector draw:style-name="gr12" draw:text-style-name="P1" draw:layer="layout" svg:x1="17.1cm" svg:y1="16.6cm" svg:x2="14.8cm" svg:y2="13.5cm" draw:start-shape="id7" draw:start-glue-point="0" draw:end-shape="id8" draw:end-glue-point="1" svg:d="M17100 16600v-3100h-2300" svg:viewBox="0 0 2301 3101">
          <text:p/>
        </draw:connector>
        <draw:connector draw:style-name="gr12" draw:text-style-name="P1" draw:layer="layout" draw:line-skew="-3.1cm" svg:x1="17.1cm" svg:y1="16.6cm" svg:x2="16.1cm" svg:y2="9.6cm" draw:start-shape="id7" draw:start-glue-point="0" draw:end-shape="id9" draw:end-glue-point="2" svg:d="M17100 16600v-6600h-1000v-400" svg:viewBox="0 0 1001 7001">
          <text:p/>
        </draw:connector>
        <draw:connector draw:style-name="gr12" draw:text-style-name="P1" draw:layer="layout" draw:line-skew="-3.1cm" svg:x1="17.1cm" svg:y1="16.6cm" svg:x2="7.1cm" svg:y2="9.6cm" draw:start-shape="id7" draw:start-glue-point="0" draw:end-shape="id10" draw:end-glue-point="2" svg:d="M17100 16600v-6600h-10000v-400" svg:viewBox="0 0 10001 7001">
          <text:p/>
        </draw:connector>
        <draw:frame draw:style-name="gr3" draw:text-style-name="P4" draw:layer="layout" svg:width="2.386cm" svg:height="0.886cm" draw:transform="rotate (-1.5707963267949) translate (17.962cm 12.07cm)">
          <draw:text-box>
            <text:p text:style-name="P4"><text:span text:style-name="T1">powers</text:span></text:p>
          </draw:text-box>
        </draw:frame>
        <draw:frame draw:style-name="gr3" draw:layer="layout" svg:width="2.686cm" svg:height="0.886cm" svg:x="10.6cm" svg:y="15.714cm">
          <draw:text-box>
            <text:p>C-Server</text:p>
          </draw:text-box>
        </draw:frame>
        <presentation:notes draw:style-name="dp2">
          <draw:page-thumbnail draw:style-name="gr8"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erver-client" presentation:presentation-page-layout-name="AL1T19">
        <draw:frame presentation:style-name="pr1" draw:layer="layout" svg:width="25.199cm" svg:height="3.506cm" svg:x="1.4cm" svg:y="0.837cm" presentation:class="title">
          <draw:text-box>
            <text:p>Aspect: RACR</text:p>
          </draw:text-box>
        </draw:frame>
        <draw:custom-shape draw:style-name="gr10" draw:text-style-name="P1" xml:id="id11" draw:id="id11" draw:layer="Layout" svg:width="6.6cm" svg:height="6.2cm" svg:x="8.2cm" svg:y="10.4cm">
          <draw:glue-point draw:id="4" svg:x="-1.969cm" svg:y="5cm"/>
          <text:p/>
          <draw:enhanced-geometry svg:viewBox="0 0 21600 21600" draw:type="rectangle" draw:enhanced-path="M 0 0 L 21600 0 21600 21600 0 21600 0 0 Z N"/>
        </draw:custom-shape>
        <draw:connector draw:style-name="gr11" draw:text-style-name="P1" draw:layer="layout" svg:x1="10.201cm" svg:y1="16.6cm" svg:x2="11.5cm" svg:y2="16.6cm" draw:start-shape="id11" draw:start-glue-point="4" draw:end-shape="id11" draw:end-glue-point="2" svg:d="M10201 16600v500h1299v-500" svg:viewBox="0 0 1300 501">
          <text:p/>
        </draw:connector>
        <draw:custom-shape draw:style-name="gr10" draw:text-style-name="P1" xml:id="id13" draw:id="id13" draw:layer="Layout" svg:width="4.6cm" svg:height="3.2cm" svg:x="4.8cm" svg:y="6.4cm">
          <text:p/>
          <draw:enhanced-geometry svg:viewBox="0 0 21600 21600" draw:type="rectangle" draw:enhanced-path="M 0 0 L 21600 0 21600 21600 0 21600 0 0 Z N"/>
        </draw:custom-shape>
        <draw:custom-shape draw:style-name="gr10" draw:text-style-name="P1" xml:id="id12" draw:id="id12" draw:layer="Layout" svg:width="4.6cm" svg:height="3.2cm" svg:x="13.8cm" svg:y="6.4cm">
          <text:p/>
          <draw:enhanced-geometry svg:viewBox="0 0 21600 21600" draw:type="rectangle" draw:enhanced-path="M 0 0 L 21600 0 21600 21600 0 21600 0 0 Z N"/>
        </draw:custom-shape>
        <draw:frame draw:style-name="gr3" draw:text-style-name="P4" draw:layer="layout" svg:width="2.39cm" svg:height="0.886cm" svg:x="9.6cm" svg:y="17.1cm">
          <draw:text-box>
            <text:p text:style-name="P4"><text:span text:style-name="T1">models</text:span></text:p>
          </draw:text-box>
        </draw:frame>
        <draw:connector draw:style-name="gr13" draw:text-style-name="P1" draw:layer="layout" draw:line-skew="-0.3cm -7.1cm" svg:x1="8.2cm" svg:y1="13.5cm" svg:x2="16.1cm" svg:y2="9.6cm" draw:start-shape="id11" draw:start-glue-point="3" draw:end-shape="id12" draw:end-glue-point="2" svg:d="M8200 13500h-800v-3500h8700v-400" svg:viewBox="0 0 8701 3901">
          <text:p/>
        </draw:connector>
        <draw:connector draw:style-name="gr13" draw:text-style-name="P1" draw:layer="layout" svg:x1="8.2cm" svg:y1="13.5cm" svg:x2="7.1cm" svg:y2="9.6cm" draw:start-shape="id11" draw:start-glue-point="3" draw:end-shape="id13" draw:end-glue-point="2" svg:d="M8200 13500h-1100v-3900" svg:viewBox="0 0 1101 3901">
          <text:p/>
        </draw:connector>
        <draw:frame draw:style-name="gr3" draw:text-style-name="P4" draw:layer="layout" svg:width="2.852cm" svg:height="1.521cm" draw:transform="rotate (1.5707963267949) translate (5.8cm 13.5cm)">
          <draw:text-box>
            <text:p text:style-name="P4"><text:span text:style-name="T1">models +</text:span></text:p>
            <text:p text:style-name="P4"><text:span text:style-name="T1">monitors</text:span></text:p>
          </draw:text-box>
        </draw:frame>
        <draw:frame draw:style-name="gr14" xml:id="id15" draw:id="id15" draw:layer="layout" svg:width="6.6cm" svg:height="2.156cm" svg:x="8.2cm" svg:y="11.809cm">
          <draw:text-box>
            <text:p>RACR: </text:p>
            <text:list text:style-name="L2">
              <text:list-item>
                <text:p>runtime model (ASG)</text:p>
              </text:list-item>
              <text:list-item>
                <text:p><text:span text:style-name="T2">interface (events)</text:span></text:p>
              </text:list-item>
            </text:list>
          </draw:text-box>
        </draw:frame>
        <draw:custom-shape draw:style-name="gr1" draw:text-style-name="P1" xml:id="id14" draw:id="id14" draw:layer="layout" svg:width="4.6cm" svg:height="6.2cm" svg:x="21.2cm" svg:y="10.4cm">
          <draw:glue-point draw:id="4" svg:x="-1.969cm" svg:y="5cm"/>
          <text:p/>
          <draw:enhanced-geometry svg:viewBox="0 0 21600 21600" draw:type="rectangle" draw:enhanced-path="M 0 0 L 21600 0 21600 21600 0 21600 0 0 Z N"/>
        </draw:custom-shape>
        <draw:connector draw:style-name="gr15" draw:text-style-name="P1" draw:layer="layout" svg:x1="21.2cm" svg:y1="13.5cm" svg:x2="14.8cm" svg:y2="12.887cm" draw:start-shape="id14" draw:start-glue-point="3" draw:end-shape="id15" draw:end-glue-point="1" svg:d="M21200 13500h-3200v-613h-3200" svg:viewBox="0 0 6401 614">
          <text:p/>
        </draw:connector>
        <draw:frame draw:style-name="gr3" draw:text-style-name="P5" draw:layer="layout" svg:width="3.351cm" svg:height="1.521cm" svg:x="14.837cm" svg:y="12.2cm">
          <draw:text-box>
            <text:p text:style-name="P5"><text:span text:style-name="T1">read status</text:span></text:p>
            <text:p text:style-name="P5"><text:span text:style-name="T1">file</text:span></text:p>
          </draw:text-box>
        </draw:frame>
        <draw:frame draw:style-name="gr16" draw:layer="layout" svg:width="4.9cm" svg:height="3.956cm" svg:x="21.1cm" svg:y="10.645cm">
          <draw:text-box>
            <text:p>Webclient</text:p>
            <text:list text:style-name="L2">
              <text:list-item>
                <text:p>display system status</text:p>
              </text:list-item>
            </text:list>
          </draw:text-box>
        </draw:frame>
        <presentation:notes draw:style-name="dp2">
          <draw:page-thumbnail draw:style-name="gr8"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erver-client" presentation:presentation-page-layout-name="AL1T19">
        <draw:frame presentation:style-name="pr1" draw:layer="layout" svg:width="25.199cm" svg:height="3.506cm" svg:x="1.4cm" svg:y="0.837cm" presentation:class="title">
          <draw:text-box>
            <text:p>Aspect: Robot simulation</text:p>
          </draw:text-box>
        </draw:frame>
        <draw:custom-shape draw:style-name="gr10" draw:text-style-name="P1" xml:id="id16" draw:id="id16" draw:layer="Layout" svg:width="6.6cm" svg:height="6.2cm" svg:x="8.2cm" svg:y="10.4cm">
          <draw:glue-point draw:id="4" svg:x="-1.969cm" svg:y="5cm"/>
          <text:p/>
          <draw:enhanced-geometry svg:viewBox="0 0 21600 21600" draw:type="rectangle" draw:enhanced-path="M 0 0 L 21600 0 21600 21600 0 21600 0 0 Z N"/>
        </draw:custom-shape>
        <draw:connector draw:style-name="gr11" draw:text-style-name="P1" draw:layer="layout" svg:x1="10.201cm" svg:y1="16.6cm" svg:x2="11.5cm" svg:y2="16.6cm" draw:start-shape="id16" draw:start-glue-point="4" draw:end-shape="id16" draw:end-glue-point="2" svg:d="M10201 16600v500h1299v-500" svg:viewBox="0 0 1300 501">
          <text:p/>
        </draw:connector>
        <draw:custom-shape draw:style-name="gr10" draw:text-style-name="P1" xml:id="id19" draw:id="id19" draw:layer="Layout" svg:width="4.6cm" svg:height="3.2cm" svg:x="4.8cm" svg:y="6.4cm">
          <text:p/>
          <draw:enhanced-geometry svg:viewBox="0 0 21600 21600" draw:type="rectangle" draw:enhanced-path="M 0 0 L 21600 0 21600 21600 0 21600 0 0 Z N"/>
        </draw:custom-shape>
        <draw:custom-shape draw:style-name="gr10" draw:text-style-name="P1" xml:id="id18" draw:id="id18" draw:layer="Layout" svg:width="4.6cm" svg:height="3.2cm" svg:x="13.8cm" svg:y="6.4cm">
          <text:p/>
          <draw:enhanced-geometry svg:viewBox="0 0 21600 21600" draw:type="rectangle" draw:enhanced-path="M 0 0 L 21600 0 21600 21600 0 21600 0 0 Z N"/>
        </draw:custom-shape>
        <draw:frame draw:style-name="gr3" draw:text-style-name="P4" draw:layer="layout" svg:width="2.39cm" svg:height="0.886cm" svg:x="9.6cm" svg:y="17.1cm">
          <draw:text-box>
            <text:p text:style-name="P4"><text:span text:style-name="T1">models</text:span></text:p>
          </draw:text-box>
        </draw:frame>
        <draw:connector draw:style-name="gr17" draw:text-style-name="P1" draw:layer="layout" draw:line-skew="0.1cm 0cm -0.1cm" svg:x1="22.601cm" svg:y1="10.4cm" svg:x2="16.1cm" svg:y2="9.6cm" draw:start-shape="id17" draw:start-glue-point="5" draw:end-shape="id18" draw:end-glue-point="2" svg:d="M22601 10400v-400h-2801-3700v-400" svg:viewBox="0 0 6502 801">
          <text:p/>
        </draw:connector>
        <draw:connector draw:style-name="gr13" draw:text-style-name="P1" draw:layer="layout" draw:line-skew="0.1cm 0cm -0.1cm" svg:x1="22.601cm" svg:y1="10.4cm" svg:x2="7.1cm" svg:y2="9.6cm" draw:start-shape="id17" draw:start-glue-point="5" draw:end-shape="id19" draw:end-glue-point="2" svg:d="M22601 10400v-400h-7301-8200v-400" svg:viewBox="0 0 15502 801">
          <text:p/>
        </draw:connector>
        <draw:frame draw:style-name="gr3" draw:text-style-name="P4" draw:layer="layout" svg:width="2.852cm" svg:height="1.521cm" draw:transform="rotate (1.5707963267949) translate (5.8cm 13.5cm)">
          <draw:text-box>
            <text:p text:style-name="P4"><text:span text:style-name="T1">models +</text:span></text:p>
            <text:p text:style-name="P4"><text:span text:style-name="T1">monitors</text:span></text:p>
          </draw:text-box>
        </draw:frame>
        <draw:frame draw:style-name="gr18" draw:layer="layout" svg:width="4.6cm" svg:height="2.2cm" svg:x="4.8cm" svg:y="6.6cm">
          <draw:text-box>
            <text:p>SLAM-Client</text:p>
            <text:list text:style-name="L2">
              <text:list-item>
                <text:p>computes particles</text:p>
              </text:list-item>
            </text:list>
          </draw:text-box>
        </draw:frame>
        <draw:custom-shape draw:style-name="gr10" draw:text-style-name="P1" xml:id="id17" draw:id="id17" draw:layer="Layout" svg:width="4.6cm" svg:height="6.2cm" svg:x="21.2cm" svg:y="10.4cm">
          <draw:glue-point draw:id="4" svg:x="-1.969cm" svg:y="5cm"/>
          <draw:glue-point draw:id="5" svg:x="-1.956cm" svg:y="-5cm"/>
          <text:p/>
          <draw:enhanced-geometry svg:viewBox="0 0 21600 21600" draw:type="rectangle" draw:enhanced-path="M 0 0 L 21600 0 21600 21600 0 21600 0 0 Z N"/>
        </draw:custom-shape>
        <draw:connector draw:style-name="gr19" draw:text-style-name="P1" draw:layer="layout" svg:x1="21.2cm" svg:y1="13.5cm" svg:x2="14.8cm" svg:y2="13.5cm" draw:start-shape="id17" draw:start-glue-point="3" draw:end-shape="id16" draw:end-glue-point="1" svg:d="M21200 13500h-6400" svg:viewBox="0 0 6401 1">
          <text:p/>
        </draw:connector>
        <draw:frame draw:style-name="gr3" draw:text-style-name="P4" draw:layer="layout" svg:width="2.763cm" svg:height="1.521cm" svg:x="16.376cm" svg:y="12.773cm">
          <draw:text-box>
            <text:p text:style-name="P5"><text:span text:style-name="T1">situation</text:span></text:p>
            <text:p text:style-name="P5"><text:span text:style-name="T1">changed</text:span></text:p>
          </draw:text-box>
        </draw:frame>
        <draw:frame draw:style-name="gr16" draw:layer="layout" svg:width="4.9cm" svg:height="4.061cm" svg:x="21.1cm" svg:y="10.644cm">
          <draw:text-box>
            <text:p>Robot simulation environment</text:p>
            <text:list text:style-name="L2">
              <text:list-item>
                <text:p>world model</text:p>
              </text:list-item>
              <text:list-item>
                <text:p>controls SLAM, calls workers</text:p>
              </text:list-item>
            </text:list>
          </draw:text-box>
        </draw:frame>
        <draw:frame draw:style-name="gr18" draw:layer="layout" svg:width="4.6cm" svg:height="2.2cm" svg:x="13.8cm" svg:y="6.6cm">
          <draw:text-box>
            <text:p>SLAM-Client</text:p>
            <text:list text:style-name="L2">
              <text:list-item>
                <text:p>computes particles</text:p>
              </text:list-item>
            </text:list>
          </draw:text-box>
        </draw:frame>
        <draw:frame draw:style-name="gr20" draw:layer="layout" svg:width="5.8cm" svg:height="1.521cm" svg:x="19cm" svg:y="8.6cm">
          <draw:text-box>
            <text:p>← particles (input) → location (result)</text:p>
          </draw:text-box>
        </draw:frame>
        <draw:frame draw:style-name="gr14" draw:layer="layout" svg:width="6.6cm" svg:height="2.156cm" svg:x="8.2cm" svg:y="11.809cm">
          <draw:text-box>
            <text:p>RACR: </text:p>
            <text:list text:style-name="L2">
              <text:list-item>
                <text:p><text:span text:style-name="T2">runtime model (ASG)</text:span></text:p>
              </text:list-item>
              <text:list-item>
                <text:p>interface (events)</text:p>
              </text:list-item>
            </text:list>
          </draw:text-box>
        </draw:frame>
        <presentation:notes draw:style-name="dp2">
          <draw:page-thumbnail draw:style-name="gr8"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Italic" style:font-family-generic="swiss" style:font-pitch="variable"/>
    <style:font-face style:name="Calibri1" svg:font-family="Calibri"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1"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rver-client-background" style:family="presentation">
      <style:graphic-properties draw:stroke="none" draw:fill="none"/>
      <style:text-properties style:letter-kerning="true"/>
    </style:style>
    <style:style style:name="server-client-backgroundobjects" style:family="presentation">
      <style:graphic-properties draw:textarea-horizontal-align="justify" draw:shadow="hidden" draw:shadow-offset-x="0.2cm" draw:shadow-offset-y="0.2cm" draw:shadow-color="#808080"/>
      <style:text-properties style:letter-kerning="true"/>
    </style:style>
    <style:style style:name="server-cli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rver-client-outline1" style:family="presentation">
      <style:graphic-properties draw:stroke="none" draw:fill="none" draw:auto-grow-height="false" draw:fit-to-size="shrink-to-fit">
        <text:list-style style:name="server-cl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client-outline2" style:family="presentation" style:parent-style-name="server-client-outline1">
      <style:paragraph-properties fo:margin-top="0cm" fo:margin-bottom="0.4cm"/>
      <style:text-properties fo:font-size="28pt" style:font-size-asian="28pt" style:font-size-complex="28pt"/>
    </style:style>
    <style:style style:name="server-client-outline3" style:family="presentation" style:parent-style-name="server-client-outline2">
      <style:paragraph-properties fo:margin-top="0cm" fo:margin-bottom="0.3cm"/>
      <style:text-properties fo:font-size="24pt" style:font-size-asian="24pt" style:font-size-complex="24pt"/>
    </style:style>
    <style:style style:name="server-client-outline4" style:family="presentation" style:parent-style-name="server-client-outline3">
      <style:paragraph-properties fo:margin-top="0cm" fo:margin-bottom="0.2cm"/>
      <style:text-properties fo:font-size="20pt" style:font-size-asian="20pt" style:font-size-complex="20pt"/>
    </style:style>
    <style:style style:name="server-client-outline5" style:family="presentation" style:parent-style-name="server-client-outline4">
      <style:paragraph-properties fo:margin-top="0cm" fo:margin-bottom="0.1cm"/>
      <style:text-properties fo:font-size="20pt" style:font-size-asian="20pt" style:font-size-complex="20pt"/>
    </style:style>
    <style:style style:name="server-client-outline6" style:family="presentation" style:parent-style-name="server-client-outline5">
      <style:paragraph-properties fo:margin-top="0cm" fo:margin-bottom="0.1cm"/>
      <style:text-properties fo:font-size="20pt" style:font-size-asian="20pt" style:font-size-complex="20pt"/>
    </style:style>
    <style:style style:name="server-client-outline7" style:family="presentation" style:parent-style-name="server-client-outline6">
      <style:paragraph-properties fo:margin-top="0cm" fo:margin-bottom="0.1cm"/>
      <style:text-properties fo:font-size="20pt" style:font-size-asian="20pt" style:font-size-complex="20pt"/>
    </style:style>
    <style:style style:name="server-client-outline8" style:family="presentation" style:parent-style-name="server-client-outline7">
      <style:paragraph-properties fo:margin-top="0cm" fo:margin-bottom="0.1cm"/>
      <style:text-properties fo:font-size="20pt" style:font-size-asian="20pt" style:font-size-complex="20pt"/>
    </style:style>
    <style:style style:name="server-client-outline9" style:family="presentation" style:parent-style-name="server-client-outline8">
      <style:paragraph-properties fo:margin-top="0cm" fo:margin-bottom="0.1cm"/>
      <style:text-properties fo:font-size="20pt" style:font-size-asian="20pt" style:font-size-complex="20pt"/>
    </style:style>
    <style:style style:name="server-client-subtitle" style:family="presentation">
      <style:graphic-properties draw:stroke="none" draw:fill="none" draw:textarea-vertical-align="middle">
        <text:list-style style:name="server-cl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client-title" style:family="presentation">
      <style:graphic-properties draw:stroke="none" draw:fill="none" draw:textarea-vertical-align="middle">
        <text:list-style style:name="server-cl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svg:stroke-color="#000000" draw:fill="none" draw:fill-color="#ffffff" draw:textarea-horizontal-align="center" draw:textarea-vertical-align="middle" draw:auto-grow-height="true" draw:auto-grow-width="false" fo:min-height="2.95cm" fo:min-width="0cm"/>
    </style:style>
    <style:style style:name="Mgr5" style:family="graphic" style:parent-style-name="standard">
      <style:graphic-properties draw:stroke="none" svg:stroke-color="#000000" draw:fill="none" draw:fill-color="#ffffff" draw:textarea-horizontal-align="left" draw:auto-grow-height="true" draw:auto-grow-width="false" fo:min-height="0.75cm" fo:min-width="7.042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erver-client-backgroundobjects">
      <style:graphic-properties draw:stroke="none" draw:fill="none" draw:fill-color="#ffffff" draw:auto-grow-height="false" fo:min-height="1.449cm"/>
    </style:style>
    <style:style style:name="Mpr5" style:family="presentation" style:parent-style-name="server-client-backgroundobjects">
      <style:graphic-properties svg:stroke-width="0.1cm" svg:stroke-color="#999999" draw:marker-start-width="0.5cm" draw:marker-end-width="0.5cm" draw:fill="none" draw:textarea-vertical-align="middle" fo:padding-top="0.05cm" fo:padding-bottom="0.05cm" fo:padding-left="0.05cm" fo:padding-right="0.05cm"/>
    </style:style>
    <style:style style:name="Mpr6" style:family="presentation" style:parent-style-name="server-client-backgroundobjects">
      <style:graphic-properties svg:stroke-width="0.1cm" svg:stroke-color="#b2b2b2" draw:marker-start-width="0.5cm" draw:marker-end-width="0.5cm" draw:fill="none" draw:textarea-vertical-align="middle" fo:padding-top="0.05cm" fo:padding-bottom="0.05cm" fo:padding-left="0.05cm" fo:padding-right="0.05cm"/>
    </style:style>
    <style:style style:name="Mpr7" style:family="presentation" style:parent-style-name="server-client-backgroundobjects">
      <style:graphic-properties draw:stroke="none" draw:fill="none" draw:fill-color="#ffffff" draw:auto-grow-height="false" fo:min-height="1.485cm"/>
    </style:style>
    <style:style style:name="Mpr8" style:family="presentation" style:parent-style-name="server-cli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text-properties fo:color="#999999" style:font-name="Calibri"/>
    </style:style>
    <style:style style:name="MP6" style:family="paragraph">
      <style:paragraph-properties fo:text-align="start"/>
      <style:text-properties fo:color="#999999" style:font-name="Calibri" fo:font-size="60pt" style:font-size-asian="40pt" style:font-size-complex="40pt"/>
    </style:style>
    <style:style style:name="MP7" style:family="paragraph">
      <style:paragraph-properties fo:text-align="center"/>
      <style:text-properties fo:color="#b2b2b2"/>
    </style:style>
    <style:style style:name="MP8" style:family="paragraph">
      <style:text-properties fo:color="#b2b2b2" style:font-name="Calibri"/>
    </style:style>
    <style:style style:name="MT1" style:family="text">
      <style:text-properties fo:font-style="italic" style:font-style-asian="italic"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mer&gt;</text:page-number></text:p>
          </draw:text-box>
        </draw:frame>
      </presentation:notes>
    </style:master-page>
    <style:master-page style:name="server-client" style:page-layout-name="PM1" draw:style-name="Mdp1">
      <draw:frame presentation:style-name="server-client-title" draw:layer="backgroundobjects" svg:width="25.199cm" svg:height="3.506cm" svg:x="1.4cm" svg:y="0.837cm" presentation:class="title" presentation:placeholder="true">
        <draw:text-box/>
      </draw:frame>
      <draw:frame presentation:style-name="server-client-outline1" draw:layer="backgroundobjects" svg:width="25.199cm" svg:height="13.0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3" draw:layer="backgroundobjects" svg:width="8.875cm" svg:height="1.448cm" svg:x="9.576cm" svg:y="19.131cm" presentation:class="footer">
        <draw:text-box>
          <text:p text:style-name="MP3"><presentation:footer/></text:p>
        </draw:text-box>
      </draw:frame>
      <draw:frame presentation:style-name="Mpr4" draw:text-style-name="MP2" draw:layer="backgroundobjects" svg:width="6.523cm" svg:height="1.448cm" svg:x="20.075cm" svg:y="19.131cm" presentation:class="page-number">
        <draw:text-box>
          <text:p text:style-name="MP2"><text:page-number>&lt;Nummer&gt;</text:page-number></text:p>
        </draw:text-box>
      </draw:frame>
      <draw:rect presentation:style-name="Mpr5" draw:text-style-name="MP4" draw:layer="backgroundobjects" svg:width="6.6cm" svg:height="6.2cm" svg:x="8.2cm" svg:y="10.4cm" draw:corner-radius="0.5cm">
        <text:p/>
      </draw:rect>
      <draw:frame draw:style-name="Mgr3" draw:text-style-name="MP5" draw:layer="backgroundobjects" svg:width="2.331cm" svg:height="0.886cm" svg:x="8.2cm" svg:y="15.714cm">
        <draw:text-box>
          <text:p text:style-name="MP5">Master</text:p>
        </draw:text-box>
      </draw:frame>
      <draw:rect presentation:style-name="Mpr5" draw:text-style-name="MP4" draw:layer="backgroundobjects" svg:width="4.6cm" svg:height="3.2cm" svg:x="4.8cm" svg:y="6.4cm" draw:corner-radius="0.5cm">
        <text:p/>
      </draw:rect>
      <draw:frame draw:style-name="Mgr3" draw:text-style-name="MP5" draw:layer="backgroundobjects" svg:width="2.344cm" svg:height="0.886cm" svg:x="4.869cm" svg:y="8.714cm">
        <draw:text-box>
          <text:p text:style-name="MP5">Slave-1</text:p>
        </draw:text-box>
      </draw:frame>
      <draw:frame draw:style-name="Mgr4" draw:text-style-name="MP6" draw:layer="backgroundobjects" svg:width="4.4cm" svg:height="3.2cm" svg:x="9.4cm" svg:y="6.4cm">
        <draw:text-box>
          <text:p text:style-name="MP6">...</text:p>
        </draw:text-box>
      </draw:frame>
      <draw:rect presentation:style-name="Mpr5" draw:text-style-name="MP4" draw:layer="backgroundobjects" svg:width="4.6cm" svg:height="3.2cm" svg:x="13.8cm" svg:y="6.4cm" draw:corner-radius="0.5cm">
        <text:p/>
      </draw:rect>
      <draw:frame draw:style-name="Mgr3" draw:text-style-name="MP5" draw:layer="backgroundobjects" svg:width="2.348cm" svg:height="0.886cm" svg:x="14.869cm" svg:y="8.714cm">
        <draw:text-box>
          <text:p text:style-name="MP5">Slave-<text:span text:style-name="MT1">n</text:span></text:p>
        </draw:text-box>
      </draw:frame>
      <draw:rect presentation:style-name="Mpr6" draw:text-style-name="MP7" draw:layer="backgroundobjects" svg:width="4.6cm" svg:height="6.2cm" svg:x="21.2cm" svg:y="10.4cm" draw:corner-radius="0.5cm">
        <text:p/>
      </draw:rect>
      <draw:frame draw:style-name="Mgr3" draw:text-style-name="MP8" draw:layer="backgroundobjects" svg:width="1.984cm" svg:height="0.886cm" svg:x="21.216cm" svg:y="15.714cm">
        <draw:text-box>
          <text:p text:style-name="MP8">Client</text:p>
        </draw:text-box>
      </draw:frame>
      <draw:rect presentation:style-name="Mpr6" draw:text-style-name="MP4" draw:layer="backgroundobjects" svg:width="14.8cm" svg:height="12cm" svg:x="4.2cm" svg:y="6cm" draw:corner-radius="0.5cm">
        <text:p/>
      </draw:rect>
      <draw:frame draw:style-name="Mgr5" draw:text-style-name="MP8" draw:layer="backgroundobjects" svg:width="2.578cm" svg:height="1cm" svg:x="4.222cm" svg:y="17cm">
        <draw:text-box>
          <text:p text:style-name="MP8">Server</text:p>
        </draw:text-box>
      </draw:frame>
      <presentation:notes style:page-layout-name="PM0">
        <draw:page-thumbnail presentation:style-name="server-client-title" draw:layer="backgroundobjects" svg:width="0cm" svg:height="0cm" svg:x="0cm" svg:y="2.257cm" presentation:class="page"/>
        <draw:frame presentation:style-name="server-client-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presentation:header/></text:p>
          </draw:text-box>
        </draw:frame>
        <draw:frame presentation:style-name="Mpr7" draw:text-style-name="MP2" draw:layer="backgroundobjects" svg:width="9.112cm" svg:height="1.484cm" svg:x="11.887cm" svg:y="0cm" presentation:class="date-time">
          <draw:text-box>
            <text:p text:style-name="MP2"><presentation:date-time/></text:p>
          </draw:text-box>
        </draw:frame>
        <draw:frame presentation:style-name="Mpr8" draw:text-style-name="MP1" draw:layer="backgroundobjects" svg:width="9.112cm" svg:height="1.484cm" svg:x="0cm" svg:y="28.215cm" presentation:class="footer">
          <draw:text-box>
            <text:p text:style-name="MP1"><presentation:footer/></text:p>
          </draw:text-box>
        </draw:frame>
        <draw:frame presentation:style-name="Mpr8" draw:text-style-name="MP2" draw:layer="backgroundobjects" svg:width="9.112cm" svg:height="1.484cm" svg:x="11.887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6-17T10:45:39.229953047</meta:creation-date>
    <dc:date>2015-06-17T14:09:35.253229949</dc:date>
    <dc:creator>René Schöne</dc:creator>
    <meta:editing-duration>PT3H15M51S</meta:editing-duration>
    <meta:editing-cycles>10</meta:editing-cycles>
    <meta:generator>LibreOffice/4.2.8.2$Linux_x86 LibreOffice_project/420$Build-2</meta:generator>
    <meta:document-statistic meta:object-count="117"/>
  </office:meta>
</office:document-meta>
</file>